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14" calcext:value-type="float">
            <text:p>98,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5.57" calcext:value-type="float">
            <text:p>95,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08" calcext:value-type="float">
            <text:p>98,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61" calcext:value-type="float">
            <text:p>98,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8.02" calcext:value-type="float">
            <text:p>98,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31" calcext:value-type="float">
            <text:p>98,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87" calcext:value-type="float">
            <text:p>97,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68" calcext:value-type="float">
            <text:p>97,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7.42" calcext:value-type="float">
            <text:p>97,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27" calcext:value-type="float">
            <text:p>98,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797" calcext:value-type="float">
            <text:p>97,797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1:57:16.839028443</meta:creation-date>
    <dc:date>2018-01-17T02:00:40.819715901</dc:date>
    <meta:editing-duration>PT3M25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